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LFO1">
      <text:list-level-style-bullet text:style-name="WW_CharLFO1LVL1"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</text:list-style>
    <style:style style:name="heading-1" style:parent-style-name="Heading1"> </style:style>
    <style:style style:name="heading-2" style:parent-style-name="Heading2"> </style:style>
    <style:style style:name="contact" style:parent-style-name="Normal" style:family="paragraph">
      <style:paragraph-properties style:snap-to-layout-grid="false" fo:text-align="end" fo:margin-bottom="0in" style:line-height-at-least="0.0152in" fo:margin-left="0.0069in" fo:margin-right="-0.0104in" fo:text-indent="-0.0069in">
        <style:tab-stops/>
      </style:paragraph-properties>
      <style:text-properties style:font-name="Arial Narrow" fo:font-size="12pt"/>
    </style:style>
    <style:style style:name="head-link" style:family="text">
      <style:text-properties style:font-name="Arial Narrow" fo:font-style="italic" fo:font-size="12pt" style:text-underline-type="single" style:text-underline-style="solid" style:text-underline-width="auto" style:text-underline-mode="continuous" style:text-underline-color="#000000"/>
    </style:style>
    <style:style style:name="sect-tech" style:family="section">
      <style:section-properties fo:margin-left="0in" fo:margin-right="0in" style:writing-mode="lr-tb">
        <style:columns fo:column-count="5" fo:column-gap="0.05in"/>
      </style:section-properties>
    </style:style>
    <style:style style:name="tech-skill" style:family="paragraph">
      <style:paragraph-properties fo:margin-bottom="0in" fo:margin-left="0.1in" fo:text-indent="0in">
        <style:tab-stops/>
      </style:paragraph-properties>
      <style:text-properties style:font-name="Arial Narrow" fo:font-size="12pt"/>
    </style:style>
    <style:style style:name="sect-tables" style:family="section">
      <style:section-properties fo:margin-left="0in" fo:margin-right="0in" style:writing-mode="lr-tb"/>
    </style:style>
    <style:style style:name="edu-text" style:parent-style-name="Normal" style:family="paragraph">
      <style:paragraph-properties style:snap-to-layout-grid="false" fo:margin-bottom="0in" style:line-height-at-least="0.0152in"/>
      <style:text-properties style:font-name="Arial Narrow" fo:font-style="italic"/>
    </style:style>
    <style:style style:name="date-cell" style:family="table-cell">
      <style:table-cell-properties fo:border-top="none" fo:border-left="0.0069in dashed #000000" fo:border-bottom="none" fo:border-right="none" style:writing-mode="lr-tb" fo:padding-top="0in" fo:padding-left="0.0784in" fo:padding-bottom="0in" fo:padding-right="0in"/>
    </style:style>
    <style:style style:name="date" style:parent-style-name="Normal" style:family="paragraph">
      <style:paragraph-properties style:snap-to-layout-grid="false" fo:margin-top="0.0277in" fo:margin-bottom="0in" style:line-height-at-least="0.0152in" fo:margin-left="0.1159in" fo:margin-right="-0.0138in">
        <style:tab-stops/>
      </style:paragraph-properties>
      <style:text-properties style:font-name="Arial Narrow" fo:font-size="12pt"/>
    </style:style>
    <style:style style:name="edu-title" style:parent-style-name="Normal" style:family="paragraph">
      <style:paragraph-properties style:snap-to-layout-grid="false" fo:margin-top="0.0277in" fo:margin-bottom="0in" style:line-height-at-least="0.0152in" fo:margin-right="-0.0138in"/>
      <style:text-properties style:font-name="Arial Narrow" fo:font-size="12pt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10pt"/>
    </style:style>
    <style:style style:name="proj-head" style:parent-style-name="Normal" style:family="paragraph">
      <style:paragraph-properties style:snap-to-layout-grid="false" fo:margin-bottom="0in" style:line-height-at-least="0.0152in" fo:margin-right="0.1972in"/>
      <style:text-properties style:font-name="Arial Narrow" fo:font-size="12pt"/>
    </style:style>
    <style:style style:name="proj-title" style:family="text">
      <style:text-properties style:font-name="Arial Narrow" fo:font-size="12pt" style:text-underline-type="single" style:text-underline-style="solid" style:text-underline-width="auto" style:text-underline-mode="continuous" style:text-underline-color="#000000"/>
    </style:style>
    <style:style style:name="proj-desc" style:family="paragraph">
      <style:paragraph-properties style:snap-to-layout-grid="false" fo:margin-bottom="0in" style:line-height-at-least="0.0152in" fo:margin-left="0.3138in" fo:margin-right="0in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5.8076in"/>
    </style:style>
    <style:style style:name="sect-date" style:family="table-column">
      <style:table-column-properties style:column-width="1.4631in"/>
    </style:style>
    <style:style style:name="sect-row" style:family="table-row">
      <style:table-row-properties style:min-row-height="0.0138in"/>
    </style:style>
    <style:style style:name="sect-cell" style:family="table-cell">
      <style:table-cell-properties fo:border-top="none" fo:border-left="none" fo:border-bottom="none" fo:border-right="0.0069in dashed #000000" style:writing-mode="lr-tb" fo:padding-top="0in" fo:padding-left="0.0784in" fo:padding-bottom="0.2in" fo:padding-right="0in"/>
    </style:style>
    <style:style style:name="work-title" style:family="text">
      <style:paragraph-properties style:font-name="Arial Narrow" fo:font-size="12pt" fo:margin-bottom="0in" style:line-height-at-least="0.0152in" fo:margin-left="0.0069in" fo:margin-right="-0.0104in" fo:text-indent="-0.0069in">
        <style:tab-stops/>
      </style:paragraph-properties>
      <style:text-properties style:font-name="Arial Narrow" fo:font-size="12pt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10pt"/>
    </style:style>
    <style:style style:name="work-desc" style:parent-style-name="Normal" style:family="paragraph">
      <style:paragraph-properties style:snap-to-layout-grid="false" fo:margin-bottom="0in" style:line-height-at-least="0.0152in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 +1 (714) 463 5142 <text:a xlink:href="http://www.github.com/Windows81">
					<text:span text:style-name="head-link">www.github.com/Windows81</text:span>
				</text:a>

				<text:a xlink:href="mailto:aboshadi.n.ahmed@gmail.com">
					<text:span text:style-name="head-link">aboshadi.n.ahmed@gmail.com</text:span>
				</text:a>
			</text:p>
      <text:h text:style-name="heading-2">Technical Skills</text:h>
      <text:section text:style-name="sect-tech">
        <text:list text:style-name="LFO1" text:continue-numbering="true"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Python</text:p>
          </text:list-item>
          <text:list-item>
            <text:p text:style-name="tech-skill">PowerShell</text:p>
          </text:list-item>
          <text:list-item>
            <text:p text:style-name="tech-skill">FFMPEG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Roblox Lua(u)</text:p>
          </text:list-item>
          <text:list-item>
            <text:p text:style-name="tech-skill">Affinity Photo</text:p>
          </text:list-item>
          <text:list-item>
            <text:p text:style-name="tech-skill">PHP</text:p>
          </text:list-item>
          <text:list-item>
            <text:p text:style-name="tech-skill">Davinci Resolve</text:p>
          </text:list-item>
          <text:list-item>
            <text:p text:style-name="tech-skill">FL Studio</text:p>
          </text:list-item>
          <text:list-item>
            <text:p text:style-name="tech-skill">MySQL</text:p>
          </text:list-item>
          <text:list-item>
            <text:p text:style-name="tech-skill">Microsoft Office</text:p>
          </text:list-item>
          <text:list-item>
            <text:p text:style-name="tech-skill">Visual Basic</text:p>
          </text:list-item>
        </text:list>
      </text:section>
      <text:section text:style-name="sect-tables">
        <text:h text:style-name="heading-2">Education</text:h>
        <table:table>
          <table:table-columns>
            <table:table-column table:style-name="sect-data"/>
            <table:table-column table:style-name="sect-date"/>
          </table:table-columns>
          <table:table-row table:visibility="collapse" table:style-name="sect-row">
            <table:table-cell table:style-name="sect-cell">
              <text:p text:style-name="edu-title">University of California, Irvine<text:span text:style-name="edu-sub"> – 3.64 GPA</text:span>
							</text:p>
              <text:p text:style-name="edu-text">BS in Software Engineering at the school of Informatics &amp; Computer Science.</text:p>
              <text:p text:style-name="edu-text">Participated at ACM; devised/presented solutions for LeetCode problems.</text:p>
            </table:table-cell>
            <table:table-cell table:style-name="date-cell">
              <text:p text:style-name="date">June 2023</text:p>
            </table:table-cell>
          </table:table-row>
          <table:table-row table:style-name="sect-row">
            <table:table-cell table:style-name="sect-cell">
              <text:p text:style-name="edu-title">Santiago Canyon College<text:span text:style-name="edu-sub"> – 3.6 GPA (4.0 in major)</text:span>
							</text:p>
              <text:p text:style-name="edu-text">Majored in Computer Science; graduated with an A.A. in Liberal Arts.</text:p>
              <text:p text:style-name="edu-text">Took courses in data structures; enrolled in STEM Academy.</text:p>
            </table:table-cell>
            <table:table-cell table:style-name="date-cell">
              <text:p text:style-name="date">May 2020</text:p>
            </table:table-cell>
          </table:table-row>
        </table:table>
        <text:h text:style-name="heading-2">Projects</text:h>
        <table:table>
          <table:table-columns>
            <table:table-column table:style-name="sect-data"/>
            <table:table-column table:style-name="sect-date"/>
          </table:table-columns>
          <table:table-row table:style-name="sect-row">
            <table:table-cell table:style-name="sect-cell">
              <text:p text:style-name="proj-head">
								<text:span text:style-name="proj-title">Rōblox Custom Catalogue</text:span> is an open-source marketplace that allows users to sell their own hats/accessories, and packages outside the official Rōblox avatar store. </text:p>
              <text:list text:style-name="LFO2" text:continue-numbering="true">
                <text:list-item>
                  <text:p text:style-name="proj-desc">Drafted a sleek and modern user interface for the using Rōblox Studio, sans 3rd-party libraries. </text:p>
                </text:list-item>
              </text:list>
            </table:table-cell>
            <table:table-cell table:style-name="date-cell">
              <text:p text:style-name="date">2021-06 ∕ Present</text:p>
            </table:table-cell>
          </table:table-row>
          <table:table-row table:style-name="sect-row">
            <table:table-cell table:style-name="sect-cell">
              <text:p text:style-name="proj-head">
								<text:span text:style-name="proj-title">GoAnimate Wrapper</text:span> is a locally hosted project designed to interop with Vyond's Legacy Video Maker. With assistance from a team of community experts, Wrapper became my most significant production-level full-stack web project to date. </text:p>
              <text:list text:style-name="LFO2" text:continue-numbering="true">
                <text:list-item>
                  <text:p text:style-name="proj-desc">Coded a modern API in Node.JS to replicate server functionalities</text:p>
                </text:list-item>
                <text:list-item>
                  <text:p text:style-name="proj-desc">Reverse-engineered Shockwave Flash files and analysed legacy ActionScript code.</text:p>
                </text:list-item>
                <text:list-item>
                  <text:p text:style-name="proj-desc">Hundreds of minutes of engaging video experiences were delivered as of May 2021.</text:p>
                </text:list-item>
                <text:list-item>
                  <text:p text:style-name="proj-desc">More than 21,000 total results appear on a YouTube query for Wrapper and derivative works.</text:p>
                </text:list-item>
              </text:list>
            </table:table-cell>
            <table:table-cell table:style-name="date-cell">
              <text:p text:style-name="date">2019-12 ∕ 2020-11</text:p>
            </table:table-cell>
          </table:table-row>
          <table:table-row table:style-name="sect-row">
            <table:table-cell table:style-name="sect-cell">
              <text:p text:style-name="proj-head">
								<text:span text:style-name="proj-title">Webhooky</text:span> was a lightweight, database-driven webhook proxy project intended for ROBLOX games to interact with Discord's webhook API. </text:p>
              <text:list text:style-name="LFO2" text:continue-numbering="true">
                <text:list-item>
                  <text:p text:style-name="proj-desc">Made use of PHP, MySQL, and PHPMyAdmin to process and store request logs.</text:p>
                </text:list-item>
                <text:list-item>
                  <text:p text:style-name="proj-desc">Over 200 game developers used the service to help transfer data to Discord. </text:p>
                </text:list-item>
              </text:list>
            </table:table-cell>
            <table:table-cell table:style-name="date-cell">
              <text:p text:style-name="date">2018-02 ∕ 2019-09</text:p>
            </table:table-cell>
          </table:table-row>
        </table:table>
        <text:h text:style-name="heading-2">Work/Community Experience</text:h>
        <table:table>
          <table:table-columns>
            <table:table-column table:style-name="sect-data"/>
            <table:table-column table:style-name="sect-date"/>
          </table:table-columns>
          <table:table-row table:style-name="sect-row">
            <table:table-cell table:style-name="sect-cell">
              <text:p text:style-name="work-title"> Professional Engineering Course Center</text:p>
              <text:p text:style-name="work-desc"> Consulted in provisioning GNU/Linux file servers for office use using Ubuntu and Samba. </text:p>
              <text:p text:style-name="work-desc"> Assisted in architectural and structural design plans of commercial and industrial sites. </text:p>
            </table:table-cell>
            <table:table-cell table:style-name="date-cell">
              <text:p text:style-name="date">ON CALL</text:p>
            </table:table-cell>
          </table:table-row>
          <table:table-row table:style-name="sect-row">
            <table:table-cell table:style-name="sect-cell">
              <text:p text:style-name="work-title"> Graphic Designer @ Islamic Institute of Orange County et al. </text:p>
              <text:p text:style-name="work-desc"> Advertised social events with non-profits, such as Islamic Institute of Orange County and Sabil USA. </text:p>
              <text:p text:style-name="work-desc"> Designed real-estate marketing materials for Berkshire Hathaway agents. </text:p>
              <text:p text:style-name="work-desc"> Commissioned to design over 20 event fliers for non-profit organizations. </text:p>
            </table:table-cell>
            <table:table-cell table:style-name="date-cell">
              <text:p text:style-name="date">2016-04 ∕ 2020-03</text:p>
            </table:table-cell>
          </table:table-row>
          <table:table-row table:style-name="sect-row">
            <table:table-cell table:style-name="sect-cell">
              <text:p text:style-name="work-title"> Internship @ CSU Fullerton<text:span text:style-name="work-sub"> – under the Val Tech Program. </text:span>
							</text:p>
              <text:p text:style-name="work-desc"> Assisted in the development of a brain-computer interface with graduate students. </text:p>
              <text:p text:style-name="work-desc"> Designed user interface for mock-up calibration procedure. </text:p>
              <text:p text:style-name="work-desc"> Project coordinated by Professor Kiran George, PhD. </text:p>
            </table:table-cell>
            <table:table-cell table:style-name="date-cell">
              <text:p text:style-name="date">2017-09 ∕ 2018-05</text:p>
            </table:table-cell>
          </table:table-row>
        </table:table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in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vertical-align="auto" fo:margin-bottom="0.1111in" fo:line-height="104%" style:tab-stop-distance="0.1972in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complex="11pt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0118in" fo:text-indent="0in" fo:keep-with-next="always" fo:keep-together="always" fo:margin-bottom="0in" fo:line-height="70%">
        <style:tab-stops>
          <style:tab-stop style:type="right" style:position="7.5125in"/>
        </style:tab-stops>
      </style:paragraph-properties>
      <style:text-properties style:font-name="Arial Black" fo:font-weight="bold" fo:color="#000000" fo:font-size="16pt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in" fo:keep-with-next="always" fo:keep-together="always" fo:margin-bottom="0in" fo:line-height="110%" fo:margin-left="0in" fo:text-indent="-0.0069in">
        <style:tab-stops/>
      </style:paragraph-properties>
      <style:text-properties style:font-name="Arial Black" fo:font-style="normal" fo:color="#000000" fo:font-size="12pt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in"/>
      <style:text-properties style:font-name="Times New Roman" fo:color="#0000FF" fo:font-size="10pt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10pt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2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3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4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5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6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7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8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9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965in" text:min-label-width="0in" text:list-level-position-and-space-mode="label-alignment">
          <style:list-level-label-alignment text:label-followed-by="listtab" fo:margin-left="0.296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986in" text:min-label-width="0in" text:list-level-position-and-space-mode="label-alignment">
          <style:list-level-label-alignment text:label-followed-by="listtab" fo:margin-left="1.2986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986in" text:min-label-width="0in" text:list-level-position-and-space-mode="label-alignment">
          <style:list-level-label-alignment text:label-followed-by="listtab" fo:margin-left="1.798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986in" text:min-label-width="0in" text:list-level-position-and-space-mode="label-alignment">
          <style:list-level-label-alignment text:label-followed-by="listtab" fo:margin-left="2.2986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986in" text:min-label-width="0in" text:list-level-position-and-space-mode="label-alignment">
          <style:list-level-label-alignment text:label-followed-by="listtab" fo:margin-left="2.7986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986in" text:min-label-width="0in" text:list-level-position-and-space-mode="label-alignment">
          <style:list-level-label-alignment text:label-followed-by="listtab" fo:margin-left="3.298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986in" text:min-label-width="0in" text:list-level-position-and-space-mode="label-alignment">
          <style:list-level-label-alignment text:label-followed-by="listtab" fo:margin-left="3.7986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986in" text:min-label-width="0in" text:list-level-position-and-space-mode="label-alignment">
          <style:list-level-label-alignment text:label-followed-by="listtab" fo:margin-left="4.2986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in"/>
      </style:header-style>
      <style:footer-style>
        <style:header-footer-properties style:dynamic-spacing="true" fo:min-height="0.25in"/>
      </style:footer-style>
    </style:page-layout>
    <style:style style:name="P2" style:parent-style-name="Footer" style:family="paragraph">
      <style:text-properties style:font-name="Arial" style:font-name-complex="Arial" fo:font-style="italic" style:font-style-complex="italic" fo:font-size="9pt" style:font-size-complex="9pt"/>
    </style:style>
  </office:automatic-styles>
  <office:master-styles>
    <style:master-page style:name="MP0" style:page-layout-name="PL0">
      <style:footer>
        <text:p text:style-name="P2">2022-08-3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Windows 10</meta:initial-creator>
    <dc:creator>VisualPlugin 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3</meta:editing-cycles>
    <meta:editing-duration>PT180S</meta:editing-duration>
    <meta:document-statistic meta:page-count="1" meta:paragraph-count="7" meta:word-count="420" meta:character-count="666" meta:row-count="23" meta:non-whitespace-character-count="6969"/>
  </office:meta>
</office:document-meta>
</file>

<file path=src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LFO1">
      <text:list-level-style-bullet text:style-name="WW_CharLFO1LVL1"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</text:list-style>
    <style:style style:name="heading-1" style:parent-style-name="Heading1"> </style:style>
    <style:style style:name="heading-2" style:parent-style-name="Heading2"> </style:style>
    <style:style style:name="contact" style:parent-style-name="Normal" style:family="paragraph">
      <style:paragraph-properties style:snap-to-layout-grid="false" fo:text-align="end" fo:margin-bottom="0in" style:line-height-at-least="0.0152in" fo:margin-left="0.0069in" fo:margin-right="-0.0104in" fo:text-indent="-0.0069in">
        <style:tab-stops/>
      </style:paragraph-properties>
      <style:text-properties style:font-name="Arial Narrow" fo:font-size="12pt"/>
    </style:style>
    <style:style style:name="head-link" style:family="text">
      <style:text-properties style:font-name="Arial Narrow" fo:font-style="italic" fo:font-size="12pt" style:text-underline-type="single" style:text-underline-style="solid" style:text-underline-width="auto" style:text-underline-mode="continuous" style:text-underline-color="#000000"/>
    </style:style>
    <style:style style:name="sect-tech" style:family="section">
      <style:section-properties fo:margin-left="0in" fo:margin-right="0in" style:writing-mode="lr-tb">
        <style:columns fo:column-count="5" fo:column-gap="0.05in"/>
      </style:section-properties>
    </style:style>
    <style:style style:name="tech-skill" style:family="paragraph">
      <style:paragraph-properties fo:margin-bottom="0in" fo:margin-left="0.1in" fo:text-indent="0in">
        <style:tab-stops/>
      </style:paragraph-properties>
      <style:text-properties style:font-name="Arial Narrow" fo:font-size="12pt"/>
    </style:style>
    <style:style style:name="sect-tables" style:family="section">
      <style:section-properties fo:margin-left="0in" fo:margin-right="0in" style:writing-mode="lr-tb"/>
    </style:style>
    <style:style style:name="edu-text" style:parent-style-name="Normal" style:family="paragraph">
      <style:paragraph-properties style:snap-to-layout-grid="false" fo:margin-bottom="0in" style:line-height-at-least="0.0152in"/>
      <style:text-properties style:font-name="Arial Narrow" fo:font-style="italic"/>
    </style:style>
    <style:style style:name="date-cell" style:family="table-cell">
      <style:table-cell-properties fo:border-top="none" fo:border-left="0.0069in dashed #000000" fo:border-bottom="none" fo:border-right="none" style:writing-mode="lr-tb" fo:padding-top="0in" fo:padding-left="0.0784in" fo:padding-bottom="0in" fo:padding-right="0in"/>
    </style:style>
    <style:style style:name="date" style:parent-style-name="Normal" style:family="paragraph">
      <style:paragraph-properties style:snap-to-layout-grid="false" fo:margin-top="0.0277in" fo:margin-bottom="0in" style:line-height-at-least="0.0152in" fo:margin-left="0.1159in" fo:margin-right="-0.0138in">
        <style:tab-stops/>
      </style:paragraph-properties>
      <style:text-properties style:font-name="Arial Narrow" fo:font-size="12pt"/>
    </style:style>
    <style:style style:name="edu-title" style:parent-style-name="Normal" style:family="paragraph">
      <style:paragraph-properties style:snap-to-layout-grid="false" fo:margin-top="0.0277in" fo:margin-bottom="0in" style:line-height-at-least="0.0152in" fo:margin-right="-0.0138in"/>
      <style:text-properties style:font-name="Arial Narrow" fo:font-size="12pt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10pt"/>
    </style:style>
    <style:style style:name="proj-head" style:parent-style-name="Normal" style:family="paragraph">
      <style:paragraph-properties style:snap-to-layout-grid="false" fo:margin-bottom="0in" style:line-height-at-least="0.0152in" fo:margin-right="0.1972in"/>
      <style:text-properties style:font-name="Arial Narrow" fo:font-size="12pt"/>
    </style:style>
    <style:style style:name="proj-title" style:family="text">
      <style:text-properties style:font-name="Arial Narrow" fo:font-size="12pt" style:text-underline-type="single" style:text-underline-style="solid" style:text-underline-width="auto" style:text-underline-mode="continuous" style:text-underline-color="#000000"/>
    </style:style>
    <style:style style:name="proj-desc" style:family="paragraph">
      <style:paragraph-properties style:snap-to-layout-grid="false" fo:margin-bottom="0in" style:line-height-at-least="0.0152in" fo:margin-left="0.3138in" fo:margin-right="0in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5.8076in"/>
    </style:style>
    <style:style style:name="sect-date" style:family="table-column">
      <style:table-column-properties style:column-width="1.4631in"/>
    </style:style>
    <style:style style:name="sect-row" style:family="table-row">
      <style:table-row-properties style:min-row-height="0.0138in"/>
    </style:style>
    <style:style style:name="sect-cell" style:family="table-cell">
      <style:table-cell-properties fo:border-top="none" fo:border-left="none" fo:border-bottom="none" fo:border-right="0.0069in dashed #000000" style:writing-mode="lr-tb" fo:padding-top="0in" fo:padding-left="0.0784in" fo:padding-bottom="0.2in" fo:padding-right="0in"/>
    </style:style>
    <style:style style:name="work-title" style:family="text">
      <style:paragraph-properties style:font-name="Arial Narrow" fo:font-size="12pt" fo:margin-bottom="0in" style:line-height-at-least="0.0152in" fo:margin-left="0.0069in" fo:margin-right="-0.0104in" fo:text-indent="-0.0069in">
        <style:tab-stops/>
      </style:paragraph-properties>
      <style:text-properties style:font-name="Arial Narrow" fo:font-size="12pt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10pt"/>
    </style:style>
    <style:style style:name="work-desc" style:parent-style-name="Normal" style:family="paragraph">
      <style:paragraph-properties style:snap-to-layout-grid="false" fo:margin-bottom="0in" style:line-height-at-least="0.0152in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 +1 (714) 463 5142 <text:a xlink:href="http://www.github.com/Windows81">
					<text:span text:style-name="head-link">www.github.com/Windows81</text:span>
				</text:a>

				<text:a xlink:href="mailto:aboshadi.n.ahmed@gmail.com">
					<text:span text:style-name="head-link">aboshadi.n.ahmed@gmail.com</text:span>
				</text:a>
			</text:p>
      <text:h text:style-name="heading-2">Technical Skills</text:h>
      <text:section text:style-name="sect-tech">
        <text:list text:style-name="LFO1" text:continue-numbering="true"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Python</text:p>
          </text:list-item>
          <text:list-item>
            <text:p text:style-name="tech-skill">PowerShell</text:p>
          </text:list-item>
          <text:list-item>
            <text:p text:style-name="tech-skill">FFMPEG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Roblox Lua(u)</text:p>
          </text:list-item>
          <text:list-item>
            <text:p text:style-name="tech-skill">Affinity Photo</text:p>
          </text:list-item>
          <text:list-item>
            <text:p text:style-name="tech-skill">PHP</text:p>
          </text:list-item>
          <text:list-item>
            <text:p text:style-name="tech-skill">Davinci Resolve</text:p>
          </text:list-item>
          <text:list-item>
            <text:p text:style-name="tech-skill">FL Studio</text:p>
          </text:list-item>
          <text:list-item>
            <text:p text:style-name="tech-skill">MySQL</text:p>
          </text:list-item>
          <text:list-item>
            <text:p text:style-name="tech-skill">Microsoft Office</text:p>
          </text:list-item>
          <text:list-item>
            <text:p text:style-name="tech-skill">Visual Basic</text:p>
          </text:list-item>
        </text:list>
      </text:section>
      <text:section text:style-name="sect-tables">
        <text:h text:style-name="heading-2">Education</text:h>
        <table:table>
          <table:table-columns>
            <table:table-column table:style-name="sect-data"/>
            <table:table-column table:style-name="sect-date"/>
          </table:table-columns>
          <table:table-row table:visibility="collapse" table:style-name="sect-row">
            <table:table-cell table:style-name="sect-cell">
              <text:p text:style-name="edu-title">University of California, Irvine<text:span text:style-name="edu-sub"> – 3.64 GPA</text:span>
							</text:p>
              <text:p text:style-name="edu-text">BS in Software Engineering at the school of Informatics &amp; Computer Science.</text:p>
              <text:p text:style-name="edu-text">Participated at ACM; devised/presented solutions for LeetCode problems.</text:p>
            </table:table-cell>
            <table:table-cell table:style-name="date-cell">
              <text:p text:style-name="date">June 2023</text:p>
            </table:table-cell>
          </table:table-row>
          <table:table-row table:style-name="sect-row">
            <table:table-cell table:style-name="sect-cell">
              <text:p text:style-name="edu-title">Santiago Canyon College<text:span text:style-name="edu-sub"> – 3.6 GPA (4.0 in major)</text:span>
							</text:p>
              <text:p text:style-name="edu-text">Majored in Computer Science; graduated with an A.A. in Liberal Arts.</text:p>
              <text:p text:style-name="edu-text">Took courses in data structures; enrolled in STEM Academy.</text:p>
            </table:table-cell>
            <table:table-cell table:style-name="date-cell">
              <text:p text:style-name="date">May 2020</text:p>
            </table:table-cell>
          </table:table-row>
        </table:table>
        <text:h text:style-name="heading-2">Projects</text:h>
        <table:table>
          <table:table-columns>
            <table:table-column table:style-name="sect-data"/>
            <table:table-column table:style-name="sect-date"/>
          </table:table-columns>
          <table:table-row table:style-name="sect-row">
            <table:table-cell table:style-name="sect-cell">
              <text:p text:style-name="proj-head">
								<text:span text:style-name="proj-title">Rōblox Custom Catalogue</text:span> is an open-source marketplace that allows users to sell their own hats/accessories, and packages outside the official Rōblox avatar store. </text:p>
              <text:list text:style-name="LFO2" text:continue-numbering="true">
                <text:list-item>
                  <text:p text:style-name="proj-desc">Drafted a sleek and modern user interface for the using Rōblox Studio, sans 3rd-party libraries. </text:p>
                </text:list-item>
              </text:list>
            </table:table-cell>
            <table:table-cell table:style-name="date-cell">
              <text:p text:style-name="date">2021-06 ∕ Present</text:p>
            </table:table-cell>
          </table:table-row>
          <table:table-row table:style-name="sect-row">
            <table:table-cell table:style-name="sect-cell">
              <text:p text:style-name="proj-head">
								<text:span text:style-name="proj-title">GoAnimate Wrapper</text:span> is a locally hosted project designed to interop with Vyond's Legacy Video Maker. With assistance from a team of community experts, Wrapper became my most significant production-level full-stack web project to date. </text:p>
              <text:list text:style-name="LFO2" text:continue-numbering="true">
                <text:list-item>
                  <text:p text:style-name="proj-desc">Coded a modern API in Node.JS to replicate server functionalities</text:p>
                </text:list-item>
                <text:list-item>
                  <text:p text:style-name="proj-desc">Reverse-engineered Shockwave Flash files and analysed legacy ActionScript code.</text:p>
                </text:list-item>
                <text:list-item>
                  <text:p text:style-name="proj-desc">Hundreds of minutes of engaging video experiences were delivered as of May 2021.</text:p>
                </text:list-item>
                <text:list-item>
                  <text:p text:style-name="proj-desc">More than 21,000 total results appear on a YouTube query for Wrapper and derivative works.</text:p>
                </text:list-item>
              </text:list>
            </table:table-cell>
            <table:table-cell table:style-name="date-cell">
              <text:p text:style-name="date">2019-12 ∕ 2020-11</text:p>
            </table:table-cell>
          </table:table-row>
          <table:table-row table:style-name="sect-row">
            <table:table-cell table:style-name="sect-cell">
              <text:p text:style-name="proj-head">
								<text:span text:style-name="proj-title">Webhooky</text:span> was a lightweight, database-driven webhook proxy project intended for ROBLOX games to interact with Discord's webhook API. </text:p>
              <text:list text:style-name="LFO2" text:continue-numbering="true">
                <text:list-item>
                  <text:p text:style-name="proj-desc">Made use of PHP, MySQL, and PHPMyAdmin to process and store request logs.</text:p>
                </text:list-item>
                <text:list-item>
                  <text:p text:style-name="proj-desc">Over 200 game developers used the service to help transfer data to Discord. </text:p>
                </text:list-item>
              </text:list>
            </table:table-cell>
            <table:table-cell table:style-name="date-cell">
              <text:p text:style-name="date">2018-02 ∕ 2019-09</text:p>
            </table:table-cell>
          </table:table-row>
        </table:table>
        <text:h text:style-name="heading-2">Work/Community Experience</text:h>
        <table:table>
          <table:table-columns>
            <table:table-column table:style-name="sect-data"/>
            <table:table-column table:style-name="sect-date"/>
          </table:table-columns>
          <table:table-row table:style-name="sect-row">
            <table:table-cell table:style-name="sect-cell">
              <text:p text:style-name="work-title"> Professional Engineering Course Center</text:p>
              <text:p text:style-name="work-desc"> Consulted in provisioning GNU/Linux file servers for office use using Ubuntu and Samba. </text:p>
              <text:p text:style-name="work-desc"> Assisted in architectural and structural design plans of commercial and industrial sites. </text:p>
            </table:table-cell>
            <table:table-cell table:style-name="date-cell">
              <text:p text:style-name="date">ON CALL</text:p>
            </table:table-cell>
          </table:table-row>
          <table:table-row table:style-name="sect-row">
            <table:table-cell table:style-name="sect-cell">
              <text:p text:style-name="work-title"> Graphic Designer @ Islamic Institute of Orange County et al. </text:p>
              <text:p text:style-name="work-desc"> Advertised social events with non-profits, such as Islamic Institute of Orange County and Sabil USA. </text:p>
              <text:p text:style-name="work-desc"> Designed real-estate marketing materials for Berkshire Hathaway agents. </text:p>
              <text:p text:style-name="work-desc"> Commissioned to design over 20 event fliers for non-profit organizations. </text:p>
            </table:table-cell>
            <table:table-cell table:style-name="date-cell">
              <text:p text:style-name="date">2016-04 ∕ 2020-03</text:p>
            </table:table-cell>
          </table:table-row>
          <table:table-row table:style-name="sect-row">
            <table:table-cell table:style-name="sect-cell">
              <text:p text:style-name="work-title"> Internship @ CSU Fullerton<text:span text:style-name="work-sub"> – under the Val Tech Program. </text:span>
							</text:p>
              <text:p text:style-name="work-desc"> Assisted in the development of a brain-computer interface with graduate students. </text:p>
              <text:p text:style-name="work-desc"> Designed user interface for mock-up calibration procedure. </text:p>
              <text:p text:style-name="work-desc"> Project coordinated by Professor Kiran George, PhD. </text:p>
            </table:table-cell>
            <table:table-cell table:style-name="date-cell">
              <text:p text:style-name="date">2017-09 ∕ 2018-05</text:p>
            </table:table-cell>
          </table:table-row>
        </table:table>
      </text:section>
    </office:text>
  </office:body>
</office:document-content>
</file>

<file path=src/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Windows 10</meta:initial-creator>
    <dc:creator>VisualPlugin 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3</meta:editing-cycles>
    <meta:editing-duration>PT180S</meta:editing-duration>
    <meta:document-statistic meta:page-count="1" meta:paragraph-count="7" meta:word-count="420" meta:character-count="666" meta:row-count="23" meta:non-whitespace-character-count="6969"/>
  </office:meta>
</office:document-meta>
</file>

<file path=src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in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vertical-align="auto" fo:margin-bottom="0.1111in" fo:line-height="104%" style:tab-stop-distance="0.1972in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complex="11pt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0118in" fo:text-indent="0in" fo:keep-with-next="always" fo:keep-together="always" fo:margin-bottom="0in" fo:line-height="70%">
        <style:tab-stops>
          <style:tab-stop style:type="right" style:position="7.5125in"/>
        </style:tab-stops>
      </style:paragraph-properties>
      <style:text-properties style:font-name="Arial Black" fo:font-weight="bold" fo:color="#000000" fo:font-size="16pt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in" fo:keep-with-next="always" fo:keep-together="always" fo:margin-bottom="0in" fo:line-height="110%" fo:margin-left="0in" fo:text-indent="-0.0069in">
        <style:tab-stops/>
      </style:paragraph-properties>
      <style:text-properties style:font-name="Arial Black" fo:font-style="normal" fo:color="#000000" fo:font-size="12pt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in"/>
      <style:text-properties style:font-name="Times New Roman" fo:color="#0000FF" fo:font-size="10pt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10pt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2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3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4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5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6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7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8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1LVL9" style:family="text">
      <style:text-properties style:font-name="Arial" style:font-name-complex="Arial" fo:font-weight="normal" fo:font-style="normal" style:text-line-through-type="none" fo:color="#000000" style:text-position="0% 100%" fo:font-size="10pt" style:font-size-complex="10pt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965in" text:min-label-width="0in" text:list-level-position-and-space-mode="label-alignment">
          <style:list-level-label-alignment text:label-followed-by="listtab" fo:margin-left="0.296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986in" text:min-label-width="0in" text:list-level-position-and-space-mode="label-alignment">
          <style:list-level-label-alignment text:label-followed-by="listtab" fo:margin-left="1.2986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986in" text:min-label-width="0in" text:list-level-position-and-space-mode="label-alignment">
          <style:list-level-label-alignment text:label-followed-by="listtab" fo:margin-left="1.798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986in" text:min-label-width="0in" text:list-level-position-and-space-mode="label-alignment">
          <style:list-level-label-alignment text:label-followed-by="listtab" fo:margin-left="2.2986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986in" text:min-label-width="0in" text:list-level-position-and-space-mode="label-alignment">
          <style:list-level-label-alignment text:label-followed-by="listtab" fo:margin-left="2.7986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986in" text:min-label-width="0in" text:list-level-position-and-space-mode="label-alignment">
          <style:list-level-label-alignment text:label-followed-by="listtab" fo:margin-left="3.298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986in" text:min-label-width="0in" text:list-level-position-and-space-mode="label-alignment">
          <style:list-level-label-alignment text:label-followed-by="listtab" fo:margin-left="3.7986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986in" text:min-label-width="0in" text:list-level-position-and-space-mode="label-alignment">
          <style:list-level-label-alignment text:label-followed-by="listtab" fo:margin-left="4.2986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in"/>
      </style:header-style>
      <style:footer-style>
        <style:header-footer-properties style:dynamic-spacing="true" fo:min-height="0.25in"/>
      </style:footer-style>
    </style:page-layout>
    <style:style style:name="P2" style:parent-style-name="Footer" style:family="paragraph">
      <style:text-properties style:font-name="Arial" style:font-name-complex="Arial" fo:font-style="italic" style:font-style-complex="italic" fo:font-size="9pt" style:font-size-complex="9pt"/>
    </style:style>
  </office:automatic-styles>
  <office:master-styles>
    <style:master-page style:name="MP0" style:page-layout-name="PL0">
      <style:footer>
        <text:p text:style-name="P2">2022-08-30</text:p>
      </style:footer>
    </style:master-page>
  </office:master-styles>
</office:document-styles>
</file>